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06.82pt" svg:y="0pt">
            <loext:p draw:notify-on-update-of-ranges="Sheet1.B2:Sheet1.B92 Sheet1.C2:Sheet1.C92 Sheet1.D2:Sheet1.D92 Sheet1.E2:Sheet1.E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9pt" svg:y="262.4pt">
            <loext:p draw:notify-on-update-of-ranges="Sheet1.G2:Sheet1.G91 Sheet1.H2:Sheet1.H91 Sheet1.I2:Sheet1.I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5.04" calcext:value-type="float">
            <text:p>5.04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84" calcext:value-type="float">
            <text:p>4.8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65" calcext:value-type="float">
            <text:p>4.6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55" calcext:value-type="float">
            <text:p>4.5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.49" calcext:value-type="float">
            <text:p>4.4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4.44" calcext:value-type="float">
            <text:p>4.4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22" calcext:value-type="float">
            <text:p>3.2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.21" calcext:value-type="float">
            <text:p>3.2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3.207" calcext:value-type="float">
            <text:p>3.20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3.199" calcext:value-type="float">
            <text:p>3.19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197" calcext:value-type="float">
            <text:p>3.19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.195" calcext:value-type="float">
            <text:p>3.19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.187" calcext:value-type="float">
            <text:p>3.18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.184" calcext:value-type="float">
            <text:p>3.18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4"/>
          <table:table-cell office:value-type="float" office:value="3.17" calcext:value-type="float">
            <text:p>3.17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4"/>
          <table:table-cell office:value-type="float" office:value="3.167" calcext:value-type="float">
            <text:p>3.16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3.16" calcext:value-type="float">
            <text:p>3.16</text:p>
          </table:table-cell>
          <table:table-cell table:number-columns-repeated="1016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2.3" calcext:value-type="float">
            <text:p>62.3</text:p>
          </table:table-cell>
          <table:table-cell office:value-type="float" office:value="62.8" calcext:value-type="float">
            <text:p>62.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 style:data-style-name="N2" text:time-value="13:53:48.049850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03T18:20:44.916938609</dc:date>
    <meta:editing-duration>P4DT21H12M53S</meta:editing-duration>
    <meta:editing-cycles>64</meta:editing-cycles>
    <meta:generator>LibreOffice/5.1.6.2$Linux_X86_64 LibreOffice_project/10m0$Build-2</meta:generator>
    <meta:document-statistic meta:table-count="3" meta:cell-count="3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E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Sheet1.G2:Sheet1.I91" svg:x="0.32cm" svg:y="0.18cm" svg:width="12.481cm" svg:height="8.64cm">
          <chartooo:coordinate-region svg:x="0.756cm" svg:y="0.379cm" svg:width="12.04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1" chart:class="chart:line">
            <chart:data-point chart:repeated="90"/>
          </chart:series>
          <chart:series chart:style-name="ch7" chart:values-cell-range-address="Sheet1.H2:Sheet1.H91" chart:class="chart:line">
            <chart:data-point chart:repeated="90"/>
          </chart:series>
          <chart:series chart:style-name="ch8" chart:values-cell-range-address="Sheet1.I2:Sheet1.I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G2:Sheet1.G91</svg:desc>
                </draw:g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